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0000002009367696C0124B950.png" manifest:media-type="image/png"/>
  <manifest:file-entry manifest:full-path="Pictures/1000000100000190000001901F10125E6FE27357.png" manifest:media-type="image/png"/>
  <manifest:file-entry manifest:full-path="Pictures/100000010000032A0000017B8E7BEB914CA37B9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09cm" fo:min-width="26.841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6.81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  <style:text-properties fo:font-size="80pt"/>
    </style:style>
    <style:style style:name="P2" style:family="paragraph">
      <loext:graphic-properties draw:fill="none" draw:fill-color="#ffffff"/>
      <style:paragraph-properties fo:text-align="center"/>
      <style:text-properties fo:font-size="80pt" style:font-size-asian="80pt" style:font-size-complex="8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2pt"/>
    </style:style>
    <style:style style:name="P5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6" style:family="paragraph">
      <style:text-properties fo:font-size="22pt"/>
    </style:style>
    <style:style style:name="P7" style:family="paragraph">
      <loext:graphic-properties draw:fill="none" draw:fill-color="#ffffff"/>
      <style:text-properties fo:font-size="22pt" style:font-size-asian="24pt" style:font-size-complex="24pt"/>
    </style:style>
    <style:style style:name="P8" style:family="paragraph">
      <loext:graphic-properties draw:fill="none" draw:fill-color="#ffffff"/>
      <style:text-properties fo:font-size="26pt" style:font-size-asian="26pt" style:font-size-complex="26pt"/>
    </style:style>
    <style:style style:name="P9" style:family="paragraph">
      <loext:graphic-properties draw:fill-color="#ffffff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7.341cm" svg:height="6.559cm" svg:x="0.299cm" svg:y="13.97cm">
          <draw:text-box>
            <text:p text:style-name="P1"><text:span text:style-name="T1">Mapeando el barrio</text:span><text:span text:style-name="T1"><text:line-break/></text:span><text:span text:style-name="T1">Nicolás de Federmán</text:span></text:p>
          </draw:text-box>
        </draw:frame>
        <draw:frame draw:style-name="gr2" draw:text-style-name="P3" draw:layer="layout" svg:width="8.148cm" svg:height="3.81cm" svg:x="0.635cm" svg:y="3.275cm">
          <draw:image xlink:href="Pictures/100000010000032A0000017B8E7BEB914CA37B96.png" xlink:type="simple" xlink:show="embed" xlink:actuate="onLoad" draw:mime-type="image/png">
            <text:p/>
          </draw:image>
        </draw:frame>
        <draw:frame draw:style-name="gr3" draw:text-style-name="P5" draw:layer="layout" svg:width="8.355cm" svg:height="1.987cm" svg:x="0.535cm" svg:y="8.808cm">
          <draw:text-box>
            <text:p text:style-name="P4"><text:span text:style-name="T2">#OpenDataDay 2022</text:span></text:p>
            <text:p text:style-name="P4"><text:span text:style-name="T2">#ODD2022</text:span></text:p>
          </draw:text-box>
        </draw:frame>
        <draw:frame draw:style-name="gr2" draw:text-style-name="P3" draw:layer="layout" svg:width="10.651cm" svg:height="10.651cm" svg:x="17.924cm" svg:y="1.27cm">
          <draw:image xlink:href="Pictures/1000000100000190000001901F10125E6FE27357.png" xlink:type="simple" xlink:show="embed" xlink:actuate="onLoad" draw:mime-type="image/png">
            <text:p/>
          </draw:image>
        </draw:frame>
        <draw:frame draw:style-name="gr2" draw:text-style-name="P3" draw:layer="layout" svg:width="7.223cm" svg:height="7.223cm" svg:x="10.16cm" svg:y="5.08cm">
          <draw:image xlink:href="Pictures/1000000100000200000002009367696C0124B950.png" xlink:type="simple" xlink:show="embed" xlink:actuate="onLoad" draw:mime-type="image/png">
            <text:p/>
          </draw:image>
        </draw:frame>
        <draw:frame draw:style-name="gr4" draw:text-style-name="P7" draw:layer="layout" svg:width="8.255cm" svg:height="2.139cm" svg:x="9.525cm" svg:y="3.175cm">
          <draw:text-box>
            <text:p text:style-name="P6"><text:span text:style-name="T3">OpenStreetMap.org</text:span></text:p>
          </draw:text-box>
        </draw:frame>
        <draw:frame draw:style-name="gr5" draw:text-style-name="P8" draw:layer="layout" svg:width="8.067cm" svg:height="1.276cm" svg:x="19.238cm" svg:y="9.525cm">
          <draw:text-box>
            <text:p><text:span text:style-name="T4">maptime.io/bogota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7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5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.991cm" fo:margin-bottom="0.991cm" fo:margin-left="0.991cm" fo:margin-right="0.991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11.264cm" svg:height="0.98cm" svg:x="0.991cm" svg:y="0.991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11.264cm" svg:height="0.98cm" svg:x="15.683cm" svg:y="0.991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11.264cm" svg:height="0.98cm" svg:x="0.991cm" svg:y="19.618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11.264cm" svg:height="0.98cm" svg:x="15.683cm" svg:y="19.618cm" presentation:class="page-number">
        <draw:text-box>
          <text:p text:style-name="MP3"><text:page-number>&lt;number&gt;</text:page-number></text:p>
        </draw:text-box>
      </draw:frame>
      <draw:page-thumbnail draw:layer="backgroundobjects" svg:width="7.318cm" svg:height="5.488cm" svg:x="1.991cm" svg:y="3.888cm"/>
      <draw:page-thumbnail draw:layer="backgroundobjects" svg:width="7.318cm" svg:height="5.488cm" svg:x="1.991cm" svg:y="12.212cm"/>
      <draw:page-thumbnail draw:layer="backgroundobjects" svg:width="7.318cm" svg:height="5.488cm" svg:x="10.31cm" svg:y="3.888cm"/>
      <draw:page-thumbnail draw:layer="backgroundobjects" svg:width="7.318cm" svg:height="5.488cm" svg:x="10.31cm" svg:y="12.212cm"/>
      <draw:page-thumbnail draw:layer="backgroundobjects" svg:width="7.318cm" svg:height="5.488cm" svg:x="18.629cm" svg:y="3.888cm"/>
      <draw:page-thumbnail draw:layer="backgroundobjects" svg:width="7.318cm" svg:height="5.488cm" svg:x="18.629cm" svg:y="12.212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29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29cm" presentation:class="page-number">
        <draw:text-box>
          <text:p text:style-name="MP3"><text:page-number>&lt;number&gt;</text:page-number></text:p>
        </draw:text-box>
      </draw:frame>
      <presentation:notes style:page-layout-name="PM2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2-05T22:42:19.701538069</meta:creation-date>
    <meta:print-date>2022-02-05T23:46:31.659914733</meta:print-date>
    <dc:date>2022-02-05T23:47:08.978642583</dc:date>
    <meta:editing-duration>PT4M13S</meta:editing-duration>
    <meta:editing-cycles>1</meta:editing-cycles>
    <meta:document-statistic meta:object-count="30"/>
    <meta:generator>LibreOffice/7.2.5.2$MacOSX_X86_64 LibreOffice_project/499f9727c189e6ef3471021d6132d4c694f357e5</meta:generator>
  </office:meta>
</office:document-meta>
</file>